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indowListImpl.add( PortletWindow 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WindowListImpl.remove( Object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WindowListImpl.get( Object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ListImpl.PortletWindow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